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1cloudsim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LOUDLETS</text:p>
          </table:table-cell>
          <table:table-cell table:number-columns-repeated="10"/>
        </table:table-row>
        <table:table-row table:style-name="ro1">
          <table:table-cell office:value-type="string">
            <text:p>Cloudlet ID</text:p>
          </table:table-cell>
          <table:table-cell office:value-type="string">
            <text:p>STATUS</text:p>
          </table:table-cell>
          <table:table-cell office:value-type="string">
            <text:p>Data center ID</text:p>
          </table:table-cell>
          <table:table-cell office:value-type="string">
            <text:p>VM ID</text:p>
          </table:table-cell>
          <table:table-cell office:value-type="string">
            <text:p>Time</text:p>
          </table:table-cell>
          <table:table-cell office:value-type="string">
            <text:p>Start Time</text:p>
          </table:table-cell>
          <table:table-cell office:value-type="string">
            <text:p>Finish Time</text:p>
          </table:table-cell>
          <table:table-cell office:value-type="string">
            <text:p>Cost/s</text:p>
          </table:table-cell>
          <table:table-cell office:value-type="string">
            <text:p>Processing cost</text:p>
          </table:table-cell>
          <table:table-cell office:value-type="string">
            <text:p>VM History</text:p>
          </table:table-cell>
          <table:table-cell office:value-type="string">
            <text:p>Cloudlet Start Time on VM 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10.1">
            <text:p>10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]</text:p>
          </table:table-cell>
          <table:table-cell office:value-type="string">
            <text:p>[0.1]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IRTUAL-MACHINES</text:p>
          </table:table-cell>
          <table:table-cell table:number-columns-repeated="10"/>
        </table:table-row>
        <table:table-row table:style-name="ro1">
          <table:table-cell office:value-type="string">
            <text:p>ID</text:p>
          </table:table-cell>
          <table:table-cell office:value-type="string">
            <text:p>HOST HISTORY</text:p>
          </table:table-cell>
          <table:table-cell office:value-type="string">
            <text:p>HOST INTERVALS</text:p>
          </table:table-cell>
          <table:table-cell office:value-type="string">
            <text:p>POWER HISTORY</text:p>
          </table:table-cell>
          <table:table-cell office:value-type="string">
            <text:p>CLOUDLETS EXECUTED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[0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0, 10, 20, 30, 40]]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1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1, 11, 21, 31, 41]]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2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2, 12, 22, 32, 42]]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3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3, 13, 23, 33, 43]]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4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4, 14, 24, 34, 44]]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5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5, 15, 25, 35, 45]]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[6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6, 16, 26, 36, 46]]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[7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7, 17, 27, 37, 47]]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[8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8, 18, 28, 38, 48]]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[9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9, 19, 29, 39, 49]]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</table:table>
      <table:table table:name="test1optaplanner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LOUDLETS</text:p>
          </table:table-cell>
          <table:table-cell table:number-columns-repeated="10"/>
        </table:table-row>
        <table:table-row table:style-name="ro1">
          <table:table-cell office:value-type="string">
            <text:p>Cloudlet ID</text:p>
          </table:table-cell>
          <table:table-cell office:value-type="string">
            <text:p>STATUS</text:p>
          </table:table-cell>
          <table:table-cell office:value-type="string">
            <text:p>Data center ID</text:p>
          </table:table-cell>
          <table:table-cell office:value-type="string">
            <text:p>VM ID</text:p>
          </table:table-cell>
          <table:table-cell office:value-type="string">
            <text:p>Time</text:p>
          </table:table-cell>
          <table:table-cell office:value-type="string">
            <text:p>Start Time</text:p>
          </table:table-cell>
          <table:table-cell office:value-type="string">
            <text:p>Finish Time</text:p>
          </table:table-cell>
          <table:table-cell office:value-type="string">
            <text:p>Cost/s</text:p>
          </table:table-cell>
          <table:table-cell office:value-type="string">
            <text:p>Processing cost</text:p>
          </table:table-cell>
          <table:table-cell office:value-type="string">
            <text:p>VM History</text:p>
          </table:table-cell>
          <table:table-cell office:value-type="string">
            <text:p>Cloudlet Start Time on VM 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IRTUAL-MACHINES</text:p>
          </table:table-cell>
          <table:table-cell table:number-columns-repeated="10"/>
        </table:table-row>
        <table:table-row table:style-name="ro1">
          <table:table-cell office:value-type="string">
            <text:p>ID</text:p>
          </table:table-cell>
          <table:table-cell office:value-type="string">
            <text:p>HOST HISTORY</text:p>
          </table:table-cell>
          <table:table-cell office:value-type="string">
            <text:p>HOST INTERVALS</text:p>
          </table:table-cell>
          <table:table-cell office:value-type="string">
            <text:p>POWER HISTORY</text:p>
          </table:table-cell>
          <table:table-cell office:value-type="string">
            <text:p>CLOUDLETS EXECUTED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[0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0, 20, 40]]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0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19, 39]]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-1]</text:p>
          </table:table-cell>
          <table:table-cell office:value-type="string">
            <text:p>[0.0]</text:p>
          </table:table-cell>
          <table:table-cell office:value-type="string">
            <text:p>[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-1]</text:p>
          </table:table-cell>
          <table:table-cell office:value-type="string">
            <text:p>[0.0]</text:p>
          </table:table-cell>
          <table:table-cell office:value-type="string">
            <text:p>[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-1]</text:p>
          </table:table-cell>
          <table:table-cell office:value-type="string">
            <text:p>[0.0]</text:p>
          </table:table-cell>
          <table:table-cell office:value-type="string">
            <text:p>[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-1]</text:p>
          </table:table-cell>
          <table:table-cell office:value-type="string">
            <text:p>[0.0]</text:p>
          </table:table-cell>
          <table:table-cell office:value-type="string">
            <text:p>[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[-1]</text:p>
          </table:table-cell>
          <table:table-cell office:value-type="string">
            <text:p>[0.0]</text:p>
          </table:table-cell>
          <table:table-cell office:value-type="string">
            <text:p>[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[-1]</text:p>
          </table:table-cell>
          <table:table-cell office:value-type="string">
            <text:p>[0.0]</text:p>
          </table:table-cell>
          <table:table-cell office:value-type="string">
            <text:p>[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[-1]</text:p>
          </table:table-cell>
          <table:table-cell office:value-type="string">
            <text:p>[0.0]</text:p>
          </table:table-cell>
          <table:table-cell office:value-type="string">
            <text:p>[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[-1]</text:p>
          </table:table-cell>
          <table:table-cell office:value-type="string">
            <text:p>[0.0]</text:p>
          </table:table-cell>
          <table:table-cell office:value-type="string">
            <text:p>[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[9]</text:p>
          </table:table-cell>
          <table:table-cell office:value-type="string">
            <text:p>[0.0]</text:p>
          </table:table-cell>
          <table:table-cell office:value-type="string">
            <text:p>[80.0]</text:p>
          </table:table-cell>
          <table:table-cell office:value-type="string">
            <text:p>[[9, 18, 29, 38, 49]]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[8]</text:p>
          </table:table-cell>
          <table:table-cell office:value-type="string">
            <text:p>[0.0]</text:p>
          </table:table-cell>
          <table:table-cell office:value-type="string">
            <text:p>[80.0]</text:p>
          </table:table-cell>
          <table:table-cell office:value-type="string">
            <text:p>[[8, 17, 28, 37, 48]]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[7]</text:p>
          </table:table-cell>
          <table:table-cell office:value-type="string">
            <text:p>[0.0]</text:p>
          </table:table-cell>
          <table:table-cell office:value-type="string">
            <text:p>[80.0]</text:p>
          </table:table-cell>
          <table:table-cell office:value-type="string">
            <text:p>[[7, 16, 27, 36, 47]]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[6]</text:p>
          </table:table-cell>
          <table:table-cell office:value-type="string">
            <text:p>[0.0]</text:p>
          </table:table-cell>
          <table:table-cell office:value-type="string">
            <text:p>[80.0]</text:p>
          </table:table-cell>
          <table:table-cell office:value-type="string">
            <text:p>[[6, 15, 26, 35, 46]]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[5]</text:p>
          </table:table-cell>
          <table:table-cell office:value-type="string">
            <text:p>[0.0]</text:p>
          </table:table-cell>
          <table:table-cell office:value-type="string">
            <text:p>[80.0]</text:p>
          </table:table-cell>
          <table:table-cell office:value-type="string">
            <text:p>[[5, 14, 25, 34, 45]]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[4]</text:p>
          </table:table-cell>
          <table:table-cell office:value-type="string">
            <text:p>[0.0]</text:p>
          </table:table-cell>
          <table:table-cell office:value-type="string">
            <text:p>[80.0]</text:p>
          </table:table-cell>
          <table:table-cell office:value-type="string">
            <text:p>[[4, 13, 24, 33, 44]]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[3]</text:p>
          </table:table-cell>
          <table:table-cell office:value-type="string">
            <text:p>[0.0]</text:p>
          </table:table-cell>
          <table:table-cell office:value-type="string">
            <text:p>[80.0]</text:p>
          </table:table-cell>
          <table:table-cell office:value-type="string">
            <text:p>[[3, 12, 23, 32, 43]]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[2]</text:p>
          </table:table-cell>
          <table:table-cell office:value-type="string">
            <text:p>[0.0]</text:p>
          </table:table-cell>
          <table:table-cell office:value-type="string">
            <text:p>[80.0]</text:p>
          </table:table-cell>
          <table:table-cell office:value-type="string">
            <text:p>[[2, 11, 22, 31, 42]]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[1]</text:p>
          </table:table-cell>
          <table:table-cell office:value-type="string">
            <text:p>[0.0]</text:p>
          </table:table-cell>
          <table:table-cell office:value-type="string">
            <text:p>[80.0]</text:p>
          </table:table-cell>
          <table:table-cell office:value-type="string">
            <text:p>[[1, 10, 21, 30, 41]]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[-1]</text:p>
          </table:table-cell>
          <table:table-cell office:value-type="string">
            <text:p>[0.0]</text:p>
          </table:table-cell>
          <table:table-cell office:value-type="string">
            <text:p>[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HOSTS</text:p>
          </table:table-cell>
          <table:table-cell table:number-columns-repeated="10"/>
        </table:table-row>
        <table:table-row table:style-name="ro1">
          <table:table-cell office:value-type="string">
            <text:p>ID</text:p>
          </table:table-cell>
          <table:table-cell office:value-type="string">
            <text:p>MIPS</text:p>
          </table:table-cell>
          <table:table-cell office:value-type="string">
            <text:p>RAM</text:p>
          </table:table-cell>
          <table:table-cell office:value-type="string">
            <text:p>BW</text:p>
          </table:table-cell>
          <table:table-cell office:value-type="string">
            <text:p>STORAGE</text:p>
          </table:table-cell>
          <table:table-cell office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[4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60.0]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8000]/8000</text:p>
          </table:table-cell>
          <table:table-cell office:value-type="string">
            <text:p>[1024]/2048</text:p>
          </table:table-cell>
          <table:table-cell office:value-type="string">
            <text:p>[1000]/10000</text:p>
          </table:table-cell>
          <table:table-cell office:value-type="string">
            <text:p>[1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8000]/8000</text:p>
          </table:table-cell>
          <table:table-cell office:value-type="string">
            <text:p>[1024]/2048</text:p>
          </table:table-cell>
          <table:table-cell office:value-type="string">
            <text:p>[1000]/10000</text:p>
          </table:table-cell>
          <table:table-cell office:value-type="string">
            <text:p>[1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8000]/8000</text:p>
          </table:table-cell>
          <table:table-cell office:value-type="string">
            <text:p>[1024]/2048</text:p>
          </table:table-cell>
          <table:table-cell office:value-type="string">
            <text:p>[1000]/10000</text:p>
          </table:table-cell>
          <table:table-cell office:value-type="string">
            <text:p>[1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8000]/8000</text:p>
          </table:table-cell>
          <table:table-cell office:value-type="string">
            <text:p>[1024]/2048</text:p>
          </table:table-cell>
          <table:table-cell office:value-type="string">
            <text:p>[1000]/10000</text:p>
          </table:table-cell>
          <table:table-cell office:value-type="string">
            <text:p>[1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8000]/8000</text:p>
          </table:table-cell>
          <table:table-cell office:value-type="string">
            <text:p>[1024]/2048</text:p>
          </table:table-cell>
          <table:table-cell office:value-type="string">
            <text:p>[1000]/10000</text:p>
          </table:table-cell>
          <table:table-cell office:value-type="string">
            <text:p>[1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[8000]/8000</text:p>
          </table:table-cell>
          <table:table-cell office:value-type="string">
            <text:p>[1024]/2048</text:p>
          </table:table-cell>
          <table:table-cell office:value-type="string">
            <text:p>[1000]/10000</text:p>
          </table:table-cell>
          <table:table-cell office:value-type="string">
            <text:p>[1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[8000]/8000</text:p>
          </table:table-cell>
          <table:table-cell office:value-type="string">
            <text:p>[1024]/2048</text:p>
          </table:table-cell>
          <table:table-cell office:value-type="string">
            <text:p>[1000]/10000</text:p>
          </table:table-cell>
          <table:table-cell office:value-type="string">
            <text:p>[1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[8000]/8000</text:p>
          </table:table-cell>
          <table:table-cell office:value-type="string">
            <text:p>[1024]/2048</text:p>
          </table:table-cell>
          <table:table-cell office:value-type="string">
            <text:p>[1000]/10000</text:p>
          </table:table-cell>
          <table:table-cell office:value-type="string">
            <text:p>[1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[8000]/8000</text:p>
          </table:table-cell>
          <table:table-cell office:value-type="string">
            <text:p>[1024]/2048</text:p>
          </table:table-cell>
          <table:table-cell office:value-type="string">
            <text:p>[1000]/10000</text:p>
          </table:table-cell>
          <table:table-cell office:value-type="string">
            <text:p>[1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ATACENTER</text:p>
          </table:table-cell>
          <table:table-cell table:number-columns-repeated="10"/>
        </table:table-row>
        <table:table-row table:style-name="ro1">
          <table:table-cell office:value-type="string">
            <text:p>MIPS</text:p>
          </table:table-cell>
          <table:table-cell office:value-type="string">
            <text:p>RAM</text:p>
          </table:table-cell>
          <table:table-cell office:value-type="string">
            <text:p>BW</text:p>
          </table:table-cell>
          <table:table-cell office:value-type="string">
            <text:p>STORAGE</text:p>
          </table:table-cell>
          <table:table-cell office:value-type="string">
            <text:p>POWER</text:p>
          </table:table-cell>
          <table:table-cell table:number-columns-repeated="6"/>
        </table:table-row>
        <table:table-row table:style-name="ro1">
          <table:table-cell office:value-type="string">
            <text:p>[76000]/80000</text:p>
          </table:table-cell>
          <table:table-cell office:value-type="string">
            <text:p>[11264]/20480</text:p>
          </table:table-cell>
          <table:table-cell office:value-type="string">
            <text:p>[11000]/100000</text:p>
          </table:table-cell>
          <table:table-cell office:value-type="string">
            <text:p>[110000]/10000000</text:p>
          </table:table-cell>
          <table:table-cell office:value-type="string">
            <text:p>[960.0]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9/04/2019</text:date>, <text:time>19:13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do FM</meta:initial-creator>
    <meta:creation-date>2019-04-09T18:50:51.20</meta:creation-date>
    <meta:generator>OpenOffice/4.1.6$Win32 OpenOffice.org_project/416m1$Build-9790</meta:generator>
    <dc:date>2019-04-09T19:13:01.83</dc:date>
    <dc:creator>Nando FM</dc:creator>
    <meta:editing-duration>PT22M11S</meta:editing-duration>
    <meta:editing-cycles>2</meta:editing-cycles>
    <meta:document-statistic meta:table-count="2" meta:cell-count="1414" meta:object-count="0"/>
  </office:meta>
</office:document-meta>
</file>